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03cm" style:rel-column-width="1590*"/>
    </style:style>
    <style:style style:name="Tabela1.B" style:family="table-column">
      <style:table-column-properties style:column-width="14.198cm" style:rel-column-width="805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aa406" officeooo:paragraph-rsid="001a4ff7"/>
    </style:style>
    <style:style style:name="P2" style:family="paragraph" style:parent-style-name="Text_20_body">
      <style:text-properties officeooo:rsid="000aa406" officeooo:paragraph-rsid="0018d19b"/>
    </style:style>
    <style:style style:name="P3" style:family="paragraph" style:parent-style-name="Text_20_body">
      <style:text-properties officeooo:rsid="000aa406" officeooo:paragraph-rsid="001bdf29"/>
    </style:style>
    <style:style style:name="P4" style:family="paragraph" style:parent-style-name="Table_20_Contents">
      <style:text-properties officeooo:rsid="000cb0b0" officeooo:paragraph-rsid="001d8273"/>
    </style:style>
    <style:style style:name="P5" style:family="paragraph" style:parent-style-name="Text_20_body">
      <style:text-properties officeooo:paragraph-rsid="0018d19b"/>
    </style:style>
    <style:style style:name="P6" style:family="paragraph" style:parent-style-name="Title">
      <style:text-properties officeooo:paragraph-rsid="0018d19b"/>
    </style:style>
    <style:style style:name="P7" style:family="paragraph" style:parent-style-name="Text_20_body">
      <style:paragraph-properties fo:line-height="150%"/>
      <style:text-properties fo:font-weight="bold" officeooo:rsid="000cb0b0" officeooo:paragraph-rsid="001d8273" style:font-weight-asian="bold" style:font-weight-complex="bold"/>
    </style:style>
    <style:style style:name="P8" style:family="paragraph" style:parent-style-name="Text_20_body">
      <style:text-properties officeooo:rsid="0018d19b" officeooo:paragraph-rsid="0018d19b"/>
    </style:style>
    <style:style style:name="P9" style:family="paragraph" style:parent-style-name="Heading_20_1">
      <style:text-properties officeooo:paragraph-rsid="001d8273"/>
    </style:style>
    <style:style style:name="P10" style:family="paragraph" style:parent-style-name="Heading_20_3">
      <style:text-properties officeooo:paragraph-rsid="001a4ff7"/>
    </style:style>
    <style:style style:name="P11" style:family="paragraph" style:parent-style-name="Heading_20_3">
      <style:text-properties officeooo:rsid="000aa406" officeooo:paragraph-rsid="001a4ff7"/>
    </style:style>
    <style:style style:name="P12" style:family="paragraph" style:parent-style-name="Heading_20_3">
      <style:text-properties officeooo:paragraph-rsid="001def62"/>
    </style:style>
    <style:style style:name="P13" style:family="paragraph" style:parent-style-name="Standard">
      <style:text-properties officeooo:paragraph-rsid="001def62"/>
    </style:style>
    <style:style style:name="P14" style:family="paragraph" style:parent-style-name="Table_20_Contents">
      <style:text-properties officeooo:rsid="000cb0b0" officeooo:paragraph-rsid="001d8273"/>
    </style:style>
    <style:style style:name="P15" style:family="paragraph" style:parent-style-name="Table_20_Contents">
      <style:text-properties officeooo:rsid="000cb0b0" officeooo:paragraph-rsid="001def62"/>
    </style:style>
    <style:style style:name="P16" style:family="paragraph" style:parent-style-name="Text_20_body" style:list-style-name="L1">
      <style:text-properties officeooo:paragraph-rsid="0018d19b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18d19b"/>
    </style:style>
    <style:style style:name="P18" style:family="paragraph" style:parent-style-name="Text_20_body" style:list-style-name="L1">
      <style:paragraph-properties fo:text-align="start" style:justify-single-word="false"/>
      <style:text-properties fo:font-weight="normal" officeooo:rsid="0018d19b" officeooo:paragraph-rsid="0018d19b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18d19b" officeooo:paragraph-rsid="0018d19b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18d19b" officeooo:paragraph-rsid="0018d19b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8d19b" officeooo:paragraph-rsid="001a4ff7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8d19b" officeooo:paragraph-rsid="001def62" style:font-weight-asian="normal" style:font-weight-complex="normal"/>
    </style:style>
    <style:style style:name="P23" style:family="paragraph" style:parent-style-name="Text_20_body" style:list-style-name="L5">
      <style:text-properties fo:font-weight="normal" officeooo:rsid="0018d19b" officeooo:paragraph-rsid="001a4ff7" style:font-weight-asian="normal" style:font-weight-complex="normal"/>
    </style:style>
    <style:style style:name="P24" style:family="paragraph" style:parent-style-name="Text_20_body" style:list-style-name="L5">
      <style:text-properties fo:font-weight="normal" officeooo:rsid="0018d19b" officeooo:paragraph-rsid="001def62" style:font-weight-asian="normal" style:font-weight-complex="normal"/>
    </style:style>
    <style:style style:name="P25" style:family="paragraph" style:parent-style-name="Text_20_body" style:list-style-name="L6">
      <style:text-properties fo:font-weight="normal" officeooo:rsid="0018d19b" officeooo:paragraph-rsid="001a4ff7" style:font-weight-asian="normal" style:font-weight-complex="normal"/>
    </style:style>
    <style:style style:name="P26" style:family="paragraph" style:parent-style-name="Text_20_body" style:list-style-name="L6">
      <style:text-properties fo:font-weight="normal" officeooo:rsid="0018d19b" officeooo:paragraph-rsid="001def62" style:font-weight-asian="normal" style:font-weight-complex="normal"/>
    </style:style>
    <style:style style:name="P27" style:family="paragraph" style:parent-style-name="Text_20_body" style:list-style-name="L7">
      <style:text-properties fo:font-weight="normal" officeooo:rsid="0018d19b" officeooo:paragraph-rsid="001a4ff7" style:font-weight-asian="normal" style:font-weight-complex="normal"/>
    </style:style>
    <style:style style:name="P28" style:family="paragraph" style:parent-style-name="Text_20_body" style:list-style-name="L7">
      <style:text-properties fo:font-weight="normal" officeooo:rsid="0018d19b" officeooo:paragraph-rsid="001def62" style:font-weight-asian="normal" style:font-weight-complex="normal"/>
    </style:style>
    <style:style style:name="P29" style:family="paragraph" style:parent-style-name="Text_20_body" style:list-style-name="L8">
      <style:text-properties fo:font-weight="normal" officeooo:rsid="0018d19b" officeooo:paragraph-rsid="001a4ff7" style:font-weight-asian="normal" style:font-weight-complex="normal"/>
    </style:style>
    <style:style style:name="P30" style:family="paragraph" style:parent-style-name="Text_20_body" style:list-style-name="L8">
      <style:text-properties fo:font-weight="normal" officeooo:rsid="0018d19b" officeooo:paragraph-rsid="001def62" style:font-weight-asian="normal" style:font-weight-complex="normal"/>
    </style:style>
    <style:style style:name="P31" style:family="paragraph" style:parent-style-name="Text_20_body" style:list-style-name="L9">
      <style:text-properties fo:font-weight="normal" officeooo:rsid="0018d19b" officeooo:paragraph-rsid="001a4ff7" style:font-weight-asian="normal" style:font-weight-complex="normal"/>
    </style:style>
    <style:style style:name="P32" style:family="paragraph" style:parent-style-name="Text_20_body" style:list-style-name="L9">
      <style:text-properties fo:font-weight="normal" officeooo:rsid="0018d19b" officeooo:paragraph-rsid="001def62" style:font-weight-asian="normal" style:font-weight-complex="normal"/>
    </style:style>
    <style:style style:name="P33" style:family="paragraph" style:parent-style-name="Text_20_body" style:list-style-name="L10">
      <style:text-properties fo:font-weight="normal" officeooo:rsid="0018d19b" officeooo:paragraph-rsid="001bdf29" style:font-weight-asian="normal" style:font-weight-complex="normal"/>
    </style:style>
    <style:style style:name="P34" style:family="paragraph" style:parent-style-name="Text_20_body" style:list-style-name="L10">
      <style:text-properties fo:font-weight="normal" officeooo:rsid="0018d19b" officeooo:paragraph-rsid="001def62" style:font-weight-asian="normal" style:font-weight-complex="normal"/>
    </style:style>
    <style:style style:name="P35" style:family="paragraph" style:parent-style-name="Text_20_body" style:list-style-name="L12">
      <style:text-properties fo:font-weight="normal" officeooo:rsid="0018d19b" officeooo:paragraph-rsid="001def62" style:font-weight-asian="normal" style:font-weight-complex="normal"/>
    </style:style>
    <style:style style:name="P36" style:family="paragraph" style:parent-style-name="Text_20_body" style:list-style-name="L2">
      <style:text-properties fo:font-weight="normal" officeooo:rsid="001def62" officeooo:paragraph-rsid="001def62" style:font-weight-asian="normal" style:font-weight-complex="normal"/>
    </style:style>
    <style:style style:name="P37" style:family="paragraph" style:parent-style-name="Text_20_body" style:list-style-name="L3">
      <style:text-properties fo:font-weight="normal" officeooo:rsid="001def62" officeooo:paragraph-rsid="001def62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1def62" officeooo:paragraph-rsid="001def62" style:font-weight-asian="normal" style:font-weight-complex="normal"/>
    </style:style>
    <style:style style:name="P39" style:family="paragraph" style:parent-style-name="Text_20_body" style:list-style-name="L8">
      <style:text-properties fo:font-weight="normal" officeooo:rsid="001def62" officeooo:paragraph-rsid="001def62" style:font-weight-asian="normal" style:font-weight-complex="normal"/>
    </style:style>
    <style:style style:name="P40" style:family="paragraph" style:parent-style-name="Text_20_body" style:list-style-name="L9">
      <style:text-properties fo:font-weight="normal" officeooo:rsid="001def62" officeooo:paragraph-rsid="001def62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1def62" officeooo:paragraph-rsid="001def62" style:font-weight-asian="normal" style:font-weight-complex="normal"/>
    </style:style>
    <style:style style:name="P42" style:family="paragraph" style:parent-style-name="Text_20_body" style:list-style-name="L12">
      <style:text-properties fo:font-weight="normal" officeooo:rsid="001def62" officeooo:paragraph-rsid="001def62" style:font-weight-asian="normal" style:font-weight-complex="normal"/>
    </style:style>
    <style:style style:name="P43" style:family="paragraph" style:parent-style-name="Text_20_body" style:list-style-name="L6">
      <style:text-properties fo:font-weight="normal" officeooo:rsid="001def62" officeooo:paragraph-rsid="001def62" style:font-weight-asian="normal" style:font-weight-complex="normal"/>
    </style:style>
    <style:style style:name="P44" style:family="paragraph" style:parent-style-name="Text_20_body" style:list-style-name="L5">
      <style:text-properties fo:font-weight="normal" officeooo:rsid="001def62" officeooo:paragraph-rsid="001def62" style:font-weight-asian="normal" style:font-weight-complex="normal"/>
    </style:style>
    <style:style style:name="P45" style:family="paragraph" style:parent-style-name="Text_20_body" style:list-style-name="L4">
      <style:text-properties fo:font-weight="normal" officeooo:rsid="001def62" officeooo:paragraph-rsid="001def62" style:font-weight-asian="normal" style:font-weight-complex="normal"/>
    </style:style>
    <style:style style:name="P46" style:family="paragraph" style:parent-style-name="Text_20_body" style:list-style-name="L2">
      <style:text-properties officeooo:paragraph-rsid="0018d19b"/>
    </style:style>
    <style:style style:name="P47" style:family="paragraph" style:parent-style-name="Text_20_body" style:list-style-name="L2">
      <style:text-properties officeooo:rsid="000aa406" officeooo:paragraph-rsid="0018d19b"/>
    </style:style>
    <style:style style:name="P48" style:family="paragraph" style:parent-style-name="Text_20_body" style:list-style-name="L3">
      <style:text-properties officeooo:rsid="000aa406" officeooo:paragraph-rsid="0018d19b"/>
    </style:style>
    <style:style style:name="P49" style:family="paragraph" style:parent-style-name="Text_20_body" style:list-style-name="L4">
      <style:text-properties officeooo:rsid="000aa406" officeooo:paragraph-rsid="001a4ff7"/>
    </style:style>
    <style:style style:name="P50" style:family="paragraph" style:parent-style-name="Text_20_body" style:list-style-name="L5">
      <style:text-properties officeooo:rsid="000aa406" officeooo:paragraph-rsid="001a4ff7"/>
    </style:style>
    <style:style style:name="P51" style:family="paragraph" style:parent-style-name="Text_20_body" style:list-style-name="L6">
      <style:text-properties officeooo:rsid="000aa406" officeooo:paragraph-rsid="001a4ff7"/>
    </style:style>
    <style:style style:name="P52" style:family="paragraph" style:parent-style-name="Text_20_body" style:list-style-name="L7">
      <style:text-properties officeooo:rsid="000aa406" officeooo:paragraph-rsid="001a4ff7"/>
    </style:style>
    <style:style style:name="P53" style:family="paragraph" style:parent-style-name="Text_20_body" style:list-style-name="L8">
      <style:text-properties officeooo:rsid="000aa406" officeooo:paragraph-rsid="001a4ff7"/>
    </style:style>
    <style:style style:name="P54" style:family="paragraph" style:parent-style-name="Text_20_body" style:list-style-name="L9">
      <style:text-properties officeooo:rsid="000aa406" officeooo:paragraph-rsid="001a4ff7"/>
    </style:style>
    <style:style style:name="P55" style:family="paragraph" style:parent-style-name="Text_20_body" style:list-style-name="L10">
      <style:text-properties officeooo:rsid="000aa406" officeooo:paragraph-rsid="001bdf29"/>
    </style:style>
    <style:style style:name="P56" style:family="paragraph" style:parent-style-name="Text_20_body">
      <style:text-properties officeooo:rsid="000aa406" officeooo:paragraph-rsid="001a4ff7"/>
    </style:style>
    <style:style style:name="P57" style:family="paragraph" style:parent-style-name="Text_20_body" style:list-style-name="L12">
      <style:text-properties officeooo:rsid="000aa406" officeooo:paragraph-rsid="001def62"/>
    </style:style>
    <style:style style:name="P58" style:family="paragraph" style:parent-style-name="Text_20_body" style:list-style-name="L3">
      <style:text-properties officeooo:paragraph-rsid="0018d19b"/>
    </style:style>
    <style:style style:name="P59" style:family="paragraph" style:parent-style-name="Text_20_body" style:list-style-name="L4">
      <style:text-properties officeooo:paragraph-rsid="001a4ff7"/>
    </style:style>
    <style:style style:name="P60" style:family="paragraph" style:parent-style-name="Text_20_body" style:list-style-name="L5">
      <style:text-properties officeooo:paragraph-rsid="001a4ff7"/>
    </style:style>
    <style:style style:name="P61" style:family="paragraph" style:parent-style-name="Text_20_body" style:list-style-name="L6">
      <style:text-properties officeooo:paragraph-rsid="001a4ff7"/>
    </style:style>
    <style:style style:name="P62" style:family="paragraph" style:parent-style-name="Text_20_body" style:list-style-name="L7">
      <style:text-properties officeooo:paragraph-rsid="001a4ff7"/>
    </style:style>
    <style:style style:name="P63" style:family="paragraph" style:parent-style-name="Text_20_body" style:list-style-name="L8">
      <style:text-properties officeooo:paragraph-rsid="001a4ff7"/>
    </style:style>
    <style:style style:name="P64" style:family="paragraph" style:parent-style-name="Text_20_body" style:list-style-name="L8">
      <style:text-properties officeooo:paragraph-rsid="001def62"/>
    </style:style>
    <style:style style:name="P65" style:family="paragraph" style:parent-style-name="Text_20_body" style:list-style-name="L9">
      <style:text-properties officeooo:paragraph-rsid="001a4ff7"/>
    </style:style>
    <style:style style:name="P66" style:family="paragraph" style:parent-style-name="Text_20_body" style:list-style-name="L10">
      <style:text-properties officeooo:paragraph-rsid="001bdf29"/>
    </style:style>
    <style:style style:name="P67" style:family="paragraph" style:parent-style-name="Text_20_body">
      <style:paragraph-properties fo:margin-left="0cm" fo:margin-right="0cm" fo:line-height="150%" fo:text-indent="0cm" style:auto-text-indent="false"/>
      <style:text-properties fo:font-weight="bold"/>
    </style:style>
    <style:style style:name="P68" style:family="paragraph" style:parent-style-name="Text_20_body">
      <style:paragraph-properties fo:margin-left="0cm" fo:margin-right="0cm" fo:line-height="150%" fo:text-indent="0cm" style:auto-text-indent="false"/>
      <style:text-properties fo:font-weight="bold" officeooo:paragraph-rsid="001d8273"/>
    </style:style>
    <style:style style:name="P69" style:family="paragraph" style:parent-style-name="Text_20_body">
      <style:paragraph-properties fo:margin-left="0cm" fo:margin-right="0cm" fo:line-height="150%" fo:text-indent="0cm" style:auto-text-indent="false"/>
      <style:text-properties fo:font-weight="bold" officeooo:paragraph-rsid="001def62"/>
    </style:style>
    <style:style style:name="P70" style:family="paragraph" style:parent-style-name="Text_20_body">
      <style:paragraph-properties fo:line-height="150%"/>
      <style:text-properties fo:font-weight="bold" officeooo:rsid="001def62" officeooo:paragraph-rsid="001def62" style:font-weight-asian="bold" style:font-weight-complex="bold"/>
    </style:style>
    <style:style style:name="P71" style:family="paragraph" style:parent-style-name="Text_20_body" style:list-style-name="L12">
      <style:text-properties officeooo:paragraph-rsid="001def62"/>
    </style:style>
    <style:style style:name="T1" style:family="text">
      <style:text-properties officeooo:rsid="0003ffc7"/>
    </style:style>
    <style:style style:name="T2" style:family="text">
      <style:text-properties officeooo:rsid="000aa406"/>
    </style:style>
    <style:style style:name="T3" style:family="text">
      <style:text-properties officeooo:rsid="0018d19b"/>
    </style:style>
    <style:style style:name="T4" style:family="text">
      <style:text-properties fo:color="#ce9178" loext:opacity="100%" style:font-name="Consolas" fo:font-size="10.5pt" fo:font-weight="normal" fo:background-color="#000000" loext:char-shading-value="0"/>
    </style:style>
    <style:style style:name="T5" style:family="text">
      <style:text-properties fo:font-weight="normal" officeooo:rsid="0018d19b" style:font-weight-asian="normal" style:font-weight-complex="normal"/>
    </style:style>
    <style:style style:name="T6" style:family="text">
      <style:text-properties fo:font-weight="normal" officeooo:rsid="000cb0b0" style:font-weight-asian="normal" style:font-weight-complex="normal"/>
    </style:style>
    <style:style style:name="T7" style:family="text">
      <style:text-properties fo:font-weight="normal" officeooo:rsid="001a4ff7" style:font-weight-asian="normal" style:font-weight-complex="normal"/>
    </style:style>
    <style:style style:name="T8" style:family="text">
      <style:text-properties fo:font-weight="normal" officeooo:rsid="001def6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b0b0" style:font-weight-asian="bold" style:font-weight-complex="bold"/>
    </style:style>
    <style:style style:name="T11" style:family="text">
      <style:text-properties fo:font-weight="bold" officeooo:rsid="001a4ff7" style:font-weight-asian="bold" style:font-weight-complex="bold"/>
    </style:style>
    <style:style style:name="T12" style:family="text">
      <style:text-properties fo:font-weight="bold" officeooo:rsid="001bdf29" style:font-weight-asian="bold" style:font-weight-complex="bold"/>
    </style:style>
    <style:style style:name="T13" style:family="text">
      <style:text-properties fo:font-weight="bold" officeooo:rsid="001def62" style:font-weight-asian="bold" style:font-weight-complex="bold"/>
    </style:style>
    <style:style style:name="T14" style:family="text">
      <style:text-properties officeooo:rsid="001a4ff7"/>
    </style:style>
    <style:style style:name="T15" style:family="text">
      <style:text-properties officeooo:rsid="001bdf29"/>
    </style:style>
    <style:style style:name="T16" style:family="text">
      <style:text-properties officeooo:rsid="001d8273"/>
    </style:style>
    <style:style style:name="T17" style:family="text">
      <style:text-properties officeooo:rsid="001def6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e de <text:span text:style-name="T3">Cadastro de Avaliador</text:span></text:p>
      <text:p text:style-name="P5"/>
      <text:list text:style-name="L1">
        <text:list-item>
          <text:p text:style-name="P16">Após o sistema instalado corretamente (os códigos estejam dentro do DOCUMENT_ROOT) e o banco de dados instalado na máquina local, faça:</text:p>
        </text:list-item>
        <text:list-item>
          <text:p text:style-name="P16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17">Clique no botão “Avaliador” </text:p>
        </text:list-item>
        <text:list-item>
          <text:p text:style-name="P18">Adicione o botão “CADASTRAR”</text:p>
        </text:list-item>
      </text:list>
      <text:p text:style-name="P2"><text:span text:style-name="T4"/></text:p>
      <text:h text:style-name="Heading_20_3" text:outline-level="3">Caso <text:span text:style-name="T3">1</text:span></text:h>
      <text:list text:style-name="L2">
        <text:list-item>
          <text:p text:style-name="P19">Digite no campo nome, o valor: Beatriz </text:p>
        </text:list-item>
        <text:list-item>
          <text:p text:style-name="P19">Digite no campo E-mail, o valor: <text:a xlink:type="simple" xlink:href="mailto:beatriz@gmail.com" text:style-name="Internet_20_link" text:visited-style-name="Visited_20_Internet_20_Link">beatriz@gmail.com</text:a></text:p>
        </text:list-item>
        <text:list-item>
          <text:p text:style-name="P36">Digite no campo telefone, o valor: 63992010764</text:p>
        </text:list-item>
        <text:list-item>
          <text:p text:style-name="P19">Digite no campo senha, o valor: 1357</text:p>
        </text:list-item>
        <text:list-item>
          <text:p text:style-name="P19">Digite no campo confirme a senha, o valor: 1357</text:p>
        </text:list-item>
        <text:list-item>
          <text:p text:style-name="P19">Selecione no campo curso, a opção: Computação</text:p>
        </text:list-item>
        <text:list-item>
          <text:p text:style-name="P19">Digite no campo formação, o valor: Licenciatura em Computação</text:p>
        </text:list-item>
        <text:list-item>
          <text:p text:style-name="P19">Adicione o botão “Vamos lá”</text:p>
        </text:list-item>
        <text:list-item>
          <text:p text:style-name="P46"><text:span text:style-name="T10">APROVADO</text:span><text:span text:style-name="T2">: O sistema apresentará o </text:span><text:span text:style-name="T3">cadastro com sucesso</text:span><text:span text:style-name="T1">.</text:span></text:p>
        </text:list-item>
        <text:list-item>
          <text:p text:style-name="P47">Caso contrário, <text:span text:style-name="T10">REPROVADO</text:span></text:p>
        </text:list-item>
      </text:list>
      <text:p text:style-name="P8"><text:span text:style-name="T10"/></text:p>
      <text:h text:style-name="Heading_20_3" text:outline-level="3"><text:span text:style-name="T10">C</text:span><text:span text:style-name="T9">aso 2</text:span></text:h>
      <text:list text:style-name="L3">
        <text:list-item>
          <text:p text:style-name="P20">Digite no campo nome, o valor: Beatriz </text:p>
        </text:list-item>
        <text:list-item>
          <text:p text:style-name="P58"><text:span text:style-name="T5">Digite no campo E-mail, o valor: </text:span><text:a xlink:type="simple" xlink:href="mailto:beatriz@gmail.com" text:style-name="Internet_20_link" text:visited-style-name="Visited_20_Internet_20_Link"><text:span text:style-name="T5">beatriz@gmail.com</text:span></text:a></text:p>
        </text:list-item>
        <text:list-item>
          <text:p text:style-name="P37"><text:span text:style-name="T5">Digite no campo telefone, o valor: 63992010764</text:span></text:p>
        </text:list-item>
        <text:list-item>
          <text:p text:style-name="P20">Digite no campo senha, o valor: 1357</text:p>
        </text:list-item>
        <text:list-item>
          <text:p text:style-name="P20">Digite no campo confirme a senha, o valor: 13579</text:p>
        </text:list-item>
        <text:list-item>
          <text:p text:style-name="P20">Selecione no campo curso, a opção: Computação</text:p>
        </text:list-item>
        <text:list-item>
          <text:p text:style-name="P20">Digite no campo formação, o valor: Licenciatura em Computação</text:p>
        </text:list-item>
        <text:list-item>
          <text:p text:style-name="P20">Adicione o botão “Vamos lá”</text:p>
        </text:list-item>
        <text:list-item>
          <text:p text:style-name="P58"><text:span text:style-name="T10">APROVADO</text:span><text:span text:style-name="T2">: O sistema </text:span><text:span text:style-name="T3">notificará o erro de senha</text:span><text:span text:style-name="T1">.</text:span></text:p>
        </text:list-item>
        <text:list-item>
          <text:p text:style-name="P48"><text:soft-page-break/>Caso contrário, <text:span text:style-name="T10">REPROVADO</text:span></text:p>
        </text:list-item>
      </text:list>
      <text:p text:style-name="P2"><text:span text:style-name="T10"/></text:p>
      <text:h text:style-name="Heading_20_3" text:outline-level="3">Caso <text:span text:style-name="T14">3</text:span></text:h>
      <text:list text:style-name="L4">
        <text:list-item>
          <text:p text:style-name="P21">D<text:span text:style-name="T17">eixe </text:span>o campo nome <text:span text:style-name="T17">vazio</text:span> </text:p>
        </text:list-item>
        <text:list-item>
          <text:p text:style-name="P22">D<text:span text:style-name="T17">eixe </text:span>o campo E-mail <text:span text:style-name="T17">vazio</text:span> </text:p>
        </text:list-item>
        <text:list-item>
          <text:p text:style-name="P45">Deixe o campo telefone vazio</text:p>
        </text:list-item>
        <text:list-item>
          <text:p text:style-name="P22">D<text:span text:style-name="T17">eixe </text:span>o campo senha <text:span text:style-name="T17">vazio</text:span> </text:p>
        </text:list-item>
        <text:list-item>
          <text:p text:style-name="P22">D<text:span text:style-name="T17">eixe </text:span>o campo confirme a senha <text:span text:style-name="T17">vazio</text:span> </text:p>
        </text:list-item>
        <text:list-item>
          <text:p text:style-name="P22"><text:span text:style-name="T17">Não s</text:span>elecione <text:span text:style-name="T17">uma opção </text:span>no campo curso</text:p>
        </text:list-item>
        <text:list-item>
          <text:p text:style-name="P22">D<text:span text:style-name="T17">eixe </text:span>o campo formação <text:span text:style-name="T17">vazio</text:span> </text:p>
        </text:list-item>
        <text:list-item>
          <text:p text:style-name="P21">Adicione o botão “Vamos lá”</text:p>
        </text:list-item>
        <text:list-item>
          <text:p text:style-name="P59"><text:span text:style-name="T10">APROVADO</text:span><text:span text:style-name="T2">: O sistema </text:span><text:span text:style-name="T3">notificará </text:span><text:span text:style-name="T14">para preencher o campo nome</text:span><text:span text:style-name="T1">.</text:span></text:p>
        </text:list-item>
        <text:list-item>
          <text:p text:style-name="P49">Caso contrário, <text:span text:style-name="T10">REPROVADO</text:span></text:p>
        </text:list-item>
      </text:list>
      <text:p text:style-name="P1"><text:span text:style-name="T10"/></text:p>
      <text:h text:style-name="P10" text:outline-level="3">Caso <text:span text:style-name="T14">4</text:span></text:h>
      <text:list text:style-name="L5">
        <text:list-item>
          <text:p text:style-name="P23">Digite no campo nome, o valor: <text:span text:style-name="T14">Beatriz</text:span></text:p>
        </text:list-item>
        <text:list-item>
          <text:p text:style-name="P24">D<text:span text:style-name="T17">eixe </text:span>o campo E-mail <text:span text:style-name="T17">vazio</text:span> </text:p>
        </text:list-item>
        <text:list-item>
          <text:p text:style-name="P44">Deixe o campo telefone vazio</text:p>
        </text:list-item>
        <text:list-item>
          <text:p text:style-name="P24">D<text:span text:style-name="T17">eixe </text:span>o campo senha <text:span text:style-name="T17">vazio</text:span> </text:p>
        </text:list-item>
        <text:list-item>
          <text:p text:style-name="P24">D<text:span text:style-name="T17">eixe </text:span>o campo confirme a senha <text:span text:style-name="T17">vazio</text:span> </text:p>
        </text:list-item>
        <text:list-item>
          <text:p text:style-name="P24"><text:span text:style-name="T17">Não s</text:span>elecione <text:span text:style-name="T17">uma opção </text:span>no campo curso</text:p>
        </text:list-item>
        <text:list-item>
          <text:p text:style-name="P24">D<text:span text:style-name="T17">eixe </text:span>o campo formação <text:span text:style-name="T17">vazio</text:span> </text:p>
        </text:list-item>
        <text:list-item>
          <text:p text:style-name="P23">Adicione o botão “Vamos lá”</text:p>
        </text:list-item>
        <text:list-item>
          <text:p text:style-name="P60"><text:span text:style-name="T10">APROVADO</text:span><text:span text:style-name="T2">: O sistema </text:span><text:span text:style-name="T3">notificará </text:span><text:span text:style-name="T14">para preencher o campo E-mail</text:span><text:span text:style-name="T1">.</text:span></text:p>
        </text:list-item>
        <text:list-item>
          <text:p text:style-name="P50"><text:span text:style-name="T6">Caso contrário</text:span><text:span text:style-name="T10">, REPROVADO</text:span></text:p>
        </text:list-item>
      </text:list>
      <text:h text:style-name="P10" text:outline-level="3" text:is-list-header="true"><text:span text:style-name="T10"/></text:h>
      <text:h text:style-name="P10" text:outline-level="3">Caso <text:span text:style-name="T14">5</text:span></text:h>
      <text:list text:style-name="L6">
        <text:list-item>
          <text:p text:style-name="P25">Digite no campo nome, o valor: <text:span text:style-name="T14">Beatriz</text:span></text:p>
        </text:list-item>
        <text:list-item>
          <text:p text:style-name="P25">Digite no campo E-mail, o valor: <text:a xlink:type="simple" xlink:href="mailto:beatriz@gmail.com" text:style-name="Internet_20_link" text:visited-style-name="Visited_20_Internet_20_Link"><text:span text:style-name="T14">beatriz@gmail.com</text:span></text:a></text:p>
        </text:list-item>
        <text:list-item>
          <text:p text:style-name="P43">Deixe o campo telefone vazio</text:p>
        </text:list-item>
        <text:list-item>
          <text:p text:style-name="P26">D<text:span text:style-name="T17">eixe </text:span>o campo senha <text:span text:style-name="T17">vazio</text:span> </text:p>
        </text:list-item>
        <text:list-item>
          <text:p text:style-name="P26"><text:soft-page-break/>D<text:span text:style-name="T17">eixe </text:span>o campo confirme a senha <text:span text:style-name="T17">vazio</text:span> </text:p>
        </text:list-item>
        <text:list-item>
          <text:p text:style-name="P26"><text:span text:style-name="T17">Não s</text:span>elecione <text:span text:style-name="T17">uma opção </text:span>no campo curso</text:p>
        </text:list-item>
        <text:list-item>
          <text:p text:style-name="P26">D<text:span text:style-name="T17">eixe </text:span>o campo formação <text:span text:style-name="T17">vazio</text:span> </text:p>
        </text:list-item>
        <text:list-item>
          <text:p text:style-name="P25">Adicione o botão “Vamos lá”</text:p>
        </text:list-item>
        <text:list-item>
          <text:p text:style-name="P61"><text:span text:style-name="T10">APROVADO</text:span><text:span text:style-name="T2">: O sistema </text:span><text:span text:style-name="T3">notificará </text:span><text:span text:style-name="T14">para preencher o campo </text:span><text:span text:style-name="T17">telefone</text:span><text:span text:style-name="T1">.</text:span></text:p>
        </text:list-item>
        <text:list-item>
          <text:p text:style-name="P51">Caso contrário, <text:span text:style-name="T10">REPROVADO</text:span></text:p>
        </text:list-item>
      </text:list>
      <text:p text:style-name="P1"><text:span text:style-name="T10"/></text:p>
      <text:h text:style-name="P12" text:outline-level="3">Caso <text:span text:style-name="T17">6</text:span></text:h>
      <text:list text:style-name="L12">
        <text:list-item>
          <text:p text:style-name="P35">Digite no campo nome, o valor: <text:span text:style-name="T14">Beatriz</text:span></text:p>
        </text:list-item>
        <text:list-item>
          <text:p text:style-name="P35">Digite no campo E-mail, o valor: <text:a xlink:type="simple" xlink:href="mailto:beatriz@gmail.com" text:style-name="Internet_20_link" text:visited-style-name="Visited_20_Internet_20_Link"><text:span text:style-name="T14">beatriz@gmail.com</text:span></text:a></text:p>
        </text:list-item>
        <text:list-item>
          <text:p text:style-name="P42">Deixe o campo telefone vazio</text:p>
        </text:list-item>
        <text:list-item>
          <text:p text:style-name="P35">D<text:span text:style-name="T17">eixe </text:span>o campo senha <text:span text:style-name="T17">vazio</text:span> </text:p>
        </text:list-item>
        <text:list-item>
          <text:p text:style-name="P35">D<text:span text:style-name="T17">eixe </text:span>o campo confirme a senha <text:span text:style-name="T17">vazio</text:span> </text:p>
        </text:list-item>
        <text:list-item>
          <text:p text:style-name="P35"><text:span text:style-name="T17">Não s</text:span>elecione <text:span text:style-name="T17">uma opção </text:span>no campo curso</text:p>
        </text:list-item>
        <text:list-item>
          <text:p text:style-name="P35">D<text:span text:style-name="T17">eixe </text:span>o campo formação <text:span text:style-name="T17">vazio</text:span> </text:p>
        </text:list-item>
        <text:list-item>
          <text:p text:style-name="P35">Adicione o botão “Vamos lá”</text:p>
        </text:list-item>
        <text:list-item>
          <text:p text:style-name="P71"><text:span text:style-name="T10">APROVADO</text:span><text:span text:style-name="T2">: O sistema </text:span><text:span text:style-name="T3">notificará </text:span><text:span text:style-name="T14">para preencher o campo senha</text:span><text:span text:style-name="T1">.</text:span></text:p>
        </text:list-item>
        <text:list-item>
          <text:p text:style-name="P57"><text:span text:style-name="T10">Caso contrário, REPROVADO</text:span></text:p>
        </text:list-item>
      </text:list>
      <text:p text:style-name="P1"><text:span text:style-name="T10"/></text:p>
      <text:h text:style-name="P10" text:outline-level="3">Caso <text:span text:style-name="T17">7</text:span></text:h>
      <text:list text:style-name="L7">
        <text:list-item>
          <text:p text:style-name="P27">Digite no campo nome, o valor: <text:span text:style-name="T14">Beatriz</text:span></text:p>
        </text:list-item>
        <text:list-item>
          <text:p text:style-name="P27">Digite no campo E-mail, o valor: <text:a xlink:type="simple" xlink:href="mailto:beatriz@gmail.com" text:style-name="Internet_20_link" text:visited-style-name="Visited_20_Internet_20_Link"><text:span text:style-name="T14">beatriz@gmail.com</text:span></text:a></text:p>
        </text:list-item>
        <text:list-item>
          <text:p text:style-name="P38">Digite no campo telefone, o valor: 63992010764</text:p>
        </text:list-item>
        <text:list-item>
          <text:p text:style-name="P27">Digite no campo senha, o valor: <text:span text:style-name="T14">1357</text:span></text:p>
        </text:list-item>
        <text:list-item>
          <text:p text:style-name="P28">D<text:span text:style-name="T17">eixe </text:span>o campo confirme a senha <text:span text:style-name="T17">vazio</text:span> </text:p>
        </text:list-item>
        <text:list-item>
          <text:p text:style-name="P28"><text:span text:style-name="T17">Não s</text:span>elecione <text:span text:style-name="T17">uma opção </text:span>no campo curso</text:p>
        </text:list-item>
        <text:list-item>
          <text:p text:style-name="P28">D<text:span text:style-name="T17">eixe </text:span>o campo formação <text:span text:style-name="T17">vazio</text:span> </text:p>
        </text:list-item>
        <text:list-item>
          <text:p text:style-name="P27">Adicione o botão “Vamos lá”</text:p>
        </text:list-item>
        <text:list-item>
          <text:p text:style-name="P62"><text:span text:style-name="T10">APROVADO</text:span><text:span text:style-name="T2">: O sistema </text:span><text:span text:style-name="T3">notificará </text:span><text:span text:style-name="T14">para preencher o campo confirme a senha</text:span><text:span text:style-name="T1">.</text:span></text:p>
        </text:list-item>
        <text:list-item>
          <text:p text:style-name="P52">Caso contrário, <text:span text:style-name="T10">REPROVADO</text:span></text:p>
        </text:list-item>
      </text:list>
      <text:p text:style-name="P1"><text:span text:style-name="T10"/></text:p>
      <text:h text:style-name="P10" text:outline-level="3"><text:soft-page-break/><text:span text:style-name="T10">Caso </text:span><text:span text:style-name="T13">8</text:span></text:h>
      <text:list text:style-name="L9">
        <text:list-item>
          <text:p text:style-name="P31">Digite no campo nome, o valor: <text:span text:style-name="T14">Beatriz</text:span></text:p>
        </text:list-item>
        <text:list-item>
          <text:p text:style-name="P31">Digite no campo E-mail, o valor: <text:a xlink:type="simple" xlink:href="mailto:beatriz@gmail.com" text:style-name="Internet_20_link" text:visited-style-name="Visited_20_Internet_20_Link"><text:span text:style-name="T14">beatriz@gmail.com</text:span></text:a></text:p>
        </text:list-item>
        <text:list-item>
          <text:p text:style-name="P40">Digite no campo telefone, o valor: 63992010764</text:p>
        </text:list-item>
        <text:list-item>
          <text:p text:style-name="P31">Digite no campo senha, o valor: <text:span text:style-name="T14">1357</text:span></text:p>
        </text:list-item>
        <text:list-item>
          <text:p text:style-name="P31">Digite no campo confirme a senha, o valor: <text:span text:style-name="T14">1357</text:span></text:p>
        </text:list-item>
        <text:list-item>
          <text:p text:style-name="P32">Não selecione uma opção no campo curso</text:p>
        </text:list-item>
        <text:list-item>
          <text:p text:style-name="P32">D<text:span text:style-name="T17">eixe </text:span>o campo formação <text:span text:style-name="T17">vazio</text:span> </text:p>
        </text:list-item>
        <text:list-item>
          <text:p text:style-name="P31">Adicione o botão “Vamos lá”</text:p>
        </text:list-item>
        <text:list-item>
          <text:p text:style-name="P65"><text:span text:style-name="T10">APROVADO</text:span><text:span text:style-name="T2">: O sistema </text:span><text:span text:style-name="T3">notificará </text:span><text:span text:style-name="T14">para </text:span><text:span text:style-name="T15">selecionar um curso</text:span><text:span text:style-name="T1">.</text:span></text:p>
        </text:list-item>
        <text:list-item>
          <text:p text:style-name="P54"><text:span text:style-name="T7">Caso contrário,</text:span><text:span text:style-name="T11"> </text:span><text:span text:style-name="T10">REPROVADO</text:span></text:p>
        </text:list-item>
      </text:list>
      <text:p text:style-name="P1"><text:span text:style-name="T10"/></text:p>
      <text:h text:style-name="P11" text:outline-level="3"><text:span text:style-name="T10">Caso </text:span><text:span text:style-name="T13">9</text:span></text:h>
      <text:list text:style-name="L10">
        <text:list-item>
          <text:p text:style-name="P33">Digite no campo nome, o valor: <text:span text:style-name="T14">Beatriz</text:span></text:p>
        </text:list-item>
        <text:list-item>
          <text:p text:style-name="P33">Digite no campo E-mail, o valor: <text:a xlink:type="simple" xlink:href="mailto:beatriz@gmail.com" text:style-name="Internet_20_link" text:visited-style-name="Visited_20_Internet_20_Link"><text:span text:style-name="T14">beatriz@gmail.com</text:span></text:a></text:p>
        </text:list-item>
        <text:list-item>
          <text:p text:style-name="P41">Digite no campo telefone, o valor: 63992010764</text:p>
        </text:list-item>
        <text:list-item>
          <text:p text:style-name="P33">Digite no campo senha, o valor: <text:span text:style-name="T14">1357</text:span></text:p>
        </text:list-item>
        <text:list-item>
          <text:p text:style-name="P33">Digite no campo confirme a senha, o valor: <text:span text:style-name="T14">1357</text:span></text:p>
        </text:list-item>
        <text:list-item>
          <text:p text:style-name="P33">Selecione no campo curso, a opção: <text:span text:style-name="T15">Computação</text:span></text:p>
        </text:list-item>
        <text:list-item>
          <text:p text:style-name="P34">D<text:span text:style-name="T17">eixe </text:span>o campo formação <text:span text:style-name="T17">vazio</text:span></text:p>
        </text:list-item>
        <text:list-item>
          <text:p text:style-name="P33">Adicione o botão “Vamos lá”</text:p>
        </text:list-item>
        <text:list-item>
          <text:p text:style-name="P66"><text:span text:style-name="T10">APROVADO</text:span><text:span text:style-name="T2">: O sistema </text:span><text:span text:style-name="T3">notificará </text:span><text:span text:style-name="T14">para </text:span><text:span text:style-name="T15">preencher o campo formação</text:span><text:span text:style-name="T1">.</text:span></text:p>
        </text:list-item>
        <text:list-item>
          <text:p text:style-name="P55"><text:span text:style-name="T14">Caso contrário,</text:span><text:span text:style-name="T11"> </text:span><text:span text:style-name="T10">REPROVADO</text:span></text:p>
        </text:list-item>
      </text:list>
      <text:p text:style-name="P3"><text:span text:style-name="T10"/></text:p>
      <text:p text:style-name="P3"><text:span text:style-name="T10"/></text:p>
      <text:h text:style-name="P9" text:outline-level="1">Resultado</text:h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so 1</text:p>
          </table:table-cell>
          <table:table-cell table:style-name="Tabela1.B1" office:value-type="string">
            <text:p text:style-name="P67">REPROVADO</text:p>
          </table:table-cell>
        </table:table-row>
        <table:table-row>
          <table:table-cell table:style-name="Tabela1.A2" office:value-type="string">
            <text:p text:style-name="P4">Caso <text:span text:style-name="T16">2</text:span></text:p>
          </table:table-cell>
          <table:table-cell table:style-name="Tabela1.B2" office:value-type="string">
            <text:p text:style-name="P67">REPROVADO</text:p>
          </table:table-cell>
        </table:table-row>
        <text:soft-page-break/>
        <table:table-row>
          <table:table-cell table:style-name="Tabela1.A2" office:value-type="string">
            <text:p text:style-name="P4">Caso <text:span text:style-name="T16">3</text:span></text:p>
          </table:table-cell>
          <table:table-cell table:style-name="Tabela1.B2" office:value-type="string">
            <text:p text:style-name="P67">APROVADO</text:p>
          </table:table-cell>
        </table:table-row>
        <table:table-row>
          <table:table-cell table:style-name="Tabela1.A2" office:value-type="string">
            <text:p text:style-name="P4">Caso <text:span text:style-name="T16">4</text:span></text:p>
          </table:table-cell>
          <table:table-cell table:style-name="Tabela1.B2" office:value-type="string">
            <text:p text:style-name="P68">APROVADO</text:p>
          </table:table-cell>
        </table:table-row>
        <table:table-row>
          <table:table-cell table:style-name="Tabela1.A2" office:value-type="string">
            <text:p text:style-name="P4">Caso <text:span text:style-name="T16">5</text:span></text:p>
          </table:table-cell>
          <table:table-cell table:style-name="Tabela1.B2" office:value-type="string">
            <text:p text:style-name="P68">APROVADO</text:p>
          </table:table-cell>
        </table:table-row>
        <table:table-row>
          <table:table-cell table:style-name="Tabela1.A2" office:value-type="string">
            <text:p text:style-name="P4">Caso <text:span text:style-name="T16">6</text:span></text:p>
          </table:table-cell>
          <table:table-cell table:style-name="Tabela1.B2" office:value-type="string">
            <text:p text:style-name="P68"><text:span text:style-name="T17">RE</text:span>PROVADO</text:p>
          </table:table-cell>
        </table:table-row>
        <table:table-row>
          <table:table-cell table:style-name="Tabela1.A2" office:value-type="string">
            <text:p text:style-name="P4">Caso <text:span text:style-name="T16">7</text:span></text:p>
          </table:table-cell>
          <table:table-cell table:style-name="Tabela1.B2" office:value-type="string">
            <text:p text:style-name="P68">APROVADO</text:p>
          </table:table-cell>
        </table:table-row>
        <table:table-row>
          <table:table-cell table:style-name="Tabela1.A2" office:value-type="string">
            <text:p text:style-name="P4">Caso <text:span text:style-name="T16">8</text:span></text:p>
          </table:table-cell>
          <table:table-cell table:style-name="Tabela1.B2" office:value-type="string">
            <text:p text:style-name="P68">APROVADO</text:p>
          </table:table-cell>
        </table:table-row>
        <table:table-row>
          <table:table-cell table:style-name="Tabela1.A2" office:value-type="string">
            <text:p text:style-name="P4">Caso <text:span text:style-name="T16">9</text:span></text:p>
          </table:table-cell>
          <table:table-cell table:style-name="Tabela1.B2" office:value-type="string">
            <text:p text:style-name="P68">APROVADO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20:07:16.368000000</meta:creation-date>
    <dc:date>2024-09-05T20:25:56.568000000</dc:date>
    <meta:editing-duration>PT2H58M46S</meta:editing-duration>
    <meta:editing-cycles>5</meta:editing-cycles>
    <meta:generator>LibreOffice/7.6.4.1$Windows_X86_64 LibreOffice_project/e19e193f88cd6c0525a17fb7a176ed8e6a3e2aa1</meta:generator>
    <meta:print-date>2024-09-05T20:26:26.683000000</meta:print-date>
    <meta:printed-by>Arquivos PDF</meta:printed-by>
    <meta:document-statistic meta:table-count="1" meta:image-count="0" meta:object-count="0" meta:page-count="5" meta:paragraph-count="123" meta:word-count="750" meta:character-count="4122" meta:non-whitespace-character-count="3568"/>
  </office:meta>
</office:document-meta>
</file>